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683cm" svg:height="0.635cm" svg:x="1cm" svg:y="1cm">
          <text:p text:style-name="P1"><text:span text:style-name="T1">Requirem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683cm" svg:height="0.635cm" svg:x="1.762cm" svg:y="1.889cm">
          <text:p text:style-name="P1"><text:span text:style-name="T1">Desig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683cm" svg:height="0.635cm" svg:x="2.524cm" svg:y="2.905cm">
          <text:p text:style-name="P1"><text:span text:style-name="T1">Implement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683cm" svg:height="0.635cm" svg:x="3.286cm" svg:y="3.921cm">
          <text:p text:style-name="P1"><text:span text:style-name="T1">Test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683cm" svg:height="0.635cm" svg:x="4.048cm" svg:y="4.937cm">
          <text:p text:style-name="P1"><text:span text:style-name="T1">Install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683cm" svg:height="0.635cm" svg:x="4.81cm" svg:y="5.953cm">
          <text:p text:style-name="P1"><text:span text:style-name="T1">Maintenanc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4.683cm" svg:y1="1.317cm" svg:x2="5.445cm" svg:y2="2.206cm" draw:start-shape="id1" draw:start-glue-point="1" draw:end-shape="id2" svg:d="m4683 1317c1893 0 1512 889 762 889">
          <text:p/>
        </draw:connector>
        <draw:connector draw:style-name="gr2" draw:text-style-name="P2" draw:layer="layout" draw:type="curve" svg:x1="5.445cm" svg:y1="2.206cm" svg:x2="6.207cm" svg:y2="3.222cm" draw:start-shape="id2" draw:start-glue-point="1" draw:end-shape="id3" svg:d="m5445 2206c1893 0 1512 1016 762 1016">
          <text:p/>
        </draw:connector>
        <draw:connector draw:style-name="gr2" draw:text-style-name="P2" draw:layer="layout" draw:type="curve" svg:x1="6.207cm" svg:y1="3.222cm" svg:x2="6.969cm" svg:y2="4.238cm" draw:start-shape="id3" draw:start-glue-point="1" draw:end-shape="id4" svg:d="m6207 3222c1893 0 1512 1016 762 1016">
          <text:p/>
        </draw:connector>
        <draw:connector draw:style-name="gr2" draw:text-style-name="P2" draw:layer="layout" draw:type="curve" svg:x1="6.969cm" svg:y1="4.238cm" svg:x2="7.731cm" svg:y2="5.254cm" draw:start-shape="id4" draw:start-glue-point="1" draw:end-shape="id5" draw:end-glue-point="1" svg:d="m6969 4238c1893 0 1512 1016 762 1016">
          <text:p/>
        </draw:connector>
        <draw:connector draw:style-name="gr2" draw:text-style-name="P2" draw:layer="layout" draw:type="curve" svg:x1="7.731cm" svg:y1="5.254cm" svg:x2="8.493cm" svg:y2="6.27cm" draw:start-shape="id5" draw:start-glue-point="1" draw:end-shape="id6" svg:d="m7731 5254c1893 0 1512 1016 762 10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Miklosovic</meta:initial-creator>
    <meta:creation-date>2013-01-29T19:41:54</meta:creation-date>
    <dc:date>2013-01-29T19:57:16</dc:date>
    <dc:creator>Stefan Miklosovic</dc:creator>
    <meta:editing-duration>PT7M19S</meta:editing-duration>
    <meta:editing-cycles>4</meta:editing-cycles>
    <meta:generator>LibreOffice/3.6$Linux_X86_64 LibreOffice_project/da8c1e6-fd468f4-454e206-f42a4a9-143cfd</meta:generator>
    <meta:document-statistic meta:object-count="11"/>
  </office:meta>
</office:document-meta>
</file>